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language="ru" fo:country="RU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ext_20_body">
      <style:paragraph-properties fo:line-height="150%"/>
      <style:text-properties fo:font-size="14pt" style:font-size-asian="14pt" style:font-size-complex="14pt"/>
    </style:style>
    <style:style style:name="P5" style:family="paragraph" style:parent-style-name="Text_20_body">
      <style:paragraph-properties fo:line-height="150%"/>
      <style:text-properties fo:font-size="14pt" fo:language="ru" fo:country="RU" style:font-size-asian="14pt" style:font-size-complex="14pt"/>
    </style:style>
    <style:style style:name="P6" style:family="paragraph" style:parent-style-name="Text_20_body">
      <style:paragraph-properties fo:line-height="150%"/>
      <style:text-properties fo:font-size="14pt" fo:language="en" fo:country="US" style:font-size-asian="14pt" style:font-size-complex="14pt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Text_20_body" style:list-style-name="L1">
      <style:paragraph-properties fo:line-height="150%"/>
      <style:text-properties fo:font-size="14pt" style:font-size-asian="14pt" style:font-size-complex="14pt"/>
    </style:style>
    <style:style style:name="P9" style:family="paragraph" style:parent-style-name="Text_20_body" style:list-style-name="L2">
      <style:paragraph-properties fo:line-height="150%"/>
      <style:text-properties fo:font-size="14pt" style:font-size-asian="14pt" style:font-size-complex="14pt"/>
    </style:style>
    <style:style style:name="P10" style:family="paragraph" style:parent-style-name="Text_20_body">
      <style:paragraph-properties fo:line-height="150%"/>
      <style:text-properties fo:font-size="14pt" fo:language="ru" fo:country="RU" style:font-size-asian="14pt" style:font-size-complex="14pt"/>
    </style:style>
    <style:style style:name="P11" style:family="paragraph" style:parent-style-name="Text_20_body">
      <style:paragraph-properties fo:line-height="150%"/>
      <style:text-properties fo:font-size="14pt" fo:language="en" fo:country="US" style:font-size-asian="14pt" style:font-size-complex="14pt"/>
    </style:style>
    <style:style style:name="P12" style:family="paragraph" style:parent-style-name="Heading_20_2">
      <style:paragraph-properties fo:line-height="150%"/>
      <style:text-properties fo:font-size="14pt" style:font-size-asian="14pt" style:font-size-complex="14pt"/>
    </style:style>
    <style:style style:name="P13" style:family="paragraph" style:parent-style-name="Heading_20_2">
      <style:paragraph-properties fo:line-height="150%"/>
      <style:text-properties fo:font-size="14pt" fo:language="ru" fo:country="RU" style:font-size-asian="14pt" style:font-size-complex="14pt"/>
    </style:style>
    <style:style style:name="P14" style:family="paragraph" style:parent-style-name="Heading_20_1">
      <style:paragraph-properties fo:line-height="150%"/>
      <style:text-properties fo:font-size="14pt" style:font-size-asian="14pt" style:font-size-complex="14pt"/>
    </style:style>
    <style:style style:name="P15" style:family="paragraph" style:parent-style-name="Heading_20_1">
      <style:paragraph-properties fo:line-height="150%" fo:break-before="page"/>
      <style:text-properties fo:font-size="14pt" style:font-size-asian="14pt" style:font-size-complex="14pt"/>
    </style:style>
    <style:style style:name="P16" style:family="paragraph" style:parent-style-name="Standard">
      <style:paragraph-properties fo:line-height="150%"/>
      <style:text-properties fo:font-size="14pt" fo:language="ru" fo:country="RU" style:font-size-asian="14pt" style:font-size-complex="14pt"/>
    </style:style>
    <style:style style:name="P17" style:family="paragraph" style:parent-style-name="Standard" style:master-page-name="First_20_Page">
      <style:paragraph-properties fo:line-height="150%" fo:text-align="center" style:justify-single-word="false" style:page-number="auto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Система<text:span text:style-name="T1"> </text:span>учёта<text:span text:style-name="T1"> </text:span>результатов<text:span text:style-name="T1"> </text:span>измерений<text:span text:style-name="T1"> Miramis </text:span><text:span text:style-name="T2">версия </text:span><text:span text:style-name="T1">1.0</text:span></text:p>
      <text:p text:style-name="P1">Руководство программиста</text:p>
      <text:p text:style-name="P1"/>
      <text:h text:style-name="P15" text:outline-level="1">Термины и определения</text:h>
      <text:p text:style-name="P2">Программный комплекс - Система<text:span text:style-name="T1"> </text:span>учёта<text:span text:style-name="T1"> </text:span><text:span text:style-name="T2">и обработки </text:span>результатов<text:span text:style-name="T1"> </text:span>измерений</text:p>
      <text:p text:style-name="P4">Входной отчёт - файл отчёта, получаемый со стенда</text:p>
      <text:p text:style-name="P4">Выходной отчёт, отчётная форма — отчёт, формируемый программным комплексом</text:p>
      <text:p text:style-name="P4">Протокол — структура данных, включающая в себя: </text:p>
      <text:list xml:id="list1851623820176746918" text:style-name="L1">
        <text:list-item>
          <text:p text:style-name="P8">Название изделия (как правило, модель, децимальный номер и т. п.)</text:p>
        </text:list-item>
        <text:list-item>
          <text:p text:style-name="P8">Название теста — название программы, по которой тестируется изделие</text:p>
        </text:list-item>
        <text:list-item>
          <text:p text:style-name="P8">Наборы параметров выходных <text:span text:style-name="T2">отчётов </text:span></text:p>
        </text:list-item>
        <text:list-item>
          <text:p text:style-name="P8">Данные о процедурах — для каждой процедуры: </text:p>
          <text:list>
            <text:list-item>
              <text:p text:style-name="P8">Номер процедуры</text:p>
            </text:list-item>
            <text:list-item>
              <text:p text:style-name="P8">Название процедуры</text:p>
            </text:list-item>
            <text:list-item>
              <text:p text:style-name="P8">Требования к режиму измерения общие</text:p>
            </text:list-item>
            <text:list-item>
              <text:p text:style-name="P8">Требования к режиму измерения поканальные</text:p>
            </text:list-item>
            <text:list-item>
              <text:p text:style-name="P8">Нормы по ТУ общие </text:p>
            </text:list-item>
            <text:list-item>
              <text:p text:style-name="P8">Нормы по ТУ поканальные</text:p>
            </text:list-item>
            <text:list-item>
              <text:p text:style-name="P8">Условные обозначения измеряемых параметров общие</text:p>
            </text:list-item>
            <text:list-item>
              <text:p text:style-name="P8">Условные обозначения измеряемых параметров поканальные</text:p>
            </text:list-item>
          </text:list>
        </text:list-item>
      </text:list>
      <text:p text:style-name="P4">Результат — структура данных, включающая в себя следующие сведения: </text:p>
      <text:list xml:id="list338556410603848185" text:style-name="L2">
        <text:list-item>
          <text:p text:style-name="P9">Название изделия</text:p>
        </text:list-item>
        <text:list-item>
          <text:p text:style-name="P9">Название теста</text:p>
        </text:list-item>
        <text:list-item>
          <text:p text:style-name="P9">Фамилия оператора</text:p>
        </text:list-item>
        <text:list-item>
          <text:p text:style-name="P9"><text:soft-page-break/>Дата и время теста</text:p>
        </text:list-item>
        <text:list-item>
          <text:p text:style-name="P9">Номер изделия</text:p>
        </text:list-item>
        <text:list-item>
          <text:p text:style-name="P9">Номер партии</text:p>
        </text:list-item>
        <text:list-item>
          <text:p text:style-name="P9">Отметка о прохождении теста (прошёл — не прошёл)</text:p>
        </text:list-item>
        <text:list-item>
          <text:p text:style-name="P9">Результаты прохождения процедур тестирования, включающие в себя следующие сведения:</text:p>
          <text:list>
            <text:list-item>
              <text:p text:style-name="P9">Номер процедуры</text:p>
            </text:list-item>
            <text:list-item>
              <text:p text:style-name="P9">Отметку о прохождении процедуры</text:p>
            </text:list-item>
            <text:list-item>
              <text:p text:style-name="P9">Результаты всех измерений</text:p>
            </text:list-item>
          </text:list>
        </text:list-item>
      </text:list>
      <text:h text:style-name="P14" text:outline-level="1">Состав системы</text:h>
      <text:p text:style-name="P4">Система состоит из нескольких частей, а именно: <text:span text:style-name="T1">PHP </text:span><text:span text:style-name="T2">и </text:span><text:span text:style-name="T1">python</text:span><text:span text:style-name="T2">-скриптов, выполняемых веб-сервером, </text:span><text:span text:style-name="T1">js</text:span><text:span text:style-name="T2">-файлов, используемых данными скриптами </text:span><text:span text:style-name="T1">python-</text:span><text:span text:style-name="T2">скрипта групповой загрузки отчётов из папки, запускаемой по </text:span><text:span text:style-name="T1">cron </text:span><text:span text:style-name="T2">и базой данных </text:span><text:span text:style-name="T1">MySQL </text:span><text:span text:style-name="T2">с тремя таблицами, </text:span><text:span text:style-name="T1">css-</text:span><text:span text:style-name="T2">файла </text:span><text:span text:style-name="T1">main.css</text:span></text:p>
      <text:h text:style-name="P12" text:outline-level="2">PHP – <text:span text:style-name="T2">часть </text:span></text:h>
      <text:p text:style-name="P4"><text:span text:style-name="T2">Файлы размещаются в папке </text:span><text:span text:style-name="T1">MiramisPHP. </text:span></text:p>
      <text:p text:style-name="P5">Состав следующий:</text:p>
      <text:p text:style-name="P6">dbconnect.php – <text:span text:style-name="T2">содержит функции для подключения к базе данных и параметры подключения</text:span></text:p>
      <text:p text:style-name="P6">htmlgeneral.php – <text:span text:style-name="T2">содержит общие функции для формирования </text:span>html-<text:span text:style-name="T2">страниц</text:span></text:p>
      <text:p text:style-name="P6">index.php – <text:span text:style-name="T2">главная страница</text:span></text:p>
      <text:p text:style-name="P6">protocols.php – <text:span text:style-name="T2">страница обзора имеющихся в системе протоколов</text:span></text:p>
      <text:p text:style-name="P6">results.php – <text:span text:style-name="T2">страница обзора имеющихся в системе результатов</text:span></text:p>
      <text:p text:style-name="P5"><text:soft-page-break/></text:p>
      <text:h text:style-name="P12" text:outline-level="2">Python – <text:span text:style-name="T2">часть </text:span></text:h>
      <text:p text:style-name="P4"><text:span text:style-name="T2">Файлы размещаются в папке p</text:span><text:span text:style-name="T1">ython.</text:span></text:p>
      <text:p text:style-name="P3">FR_makereports.py — создание групповых отчётов и вывод их в формате <text:span text:style-name="T1">html</text:span></text:p>
      <text:p text:style-name="P3"><text:bookmark text:name="812e07f7eded633c18239565f36bb10e-fb448563e6fc1fda06c6511f1fc1ee4689de85d3"/>FR_oneresultedit.py — не используется</text:p>
      <text:p text:style-name="P3"><text:bookmark text:name="1c51920b188671083f2ec91ff3f5a101-e79c489ab66e4aab54c2e60d3c8fe307525b2214"/>FR_resultedit.py - создание формы по <text:s/>редакции одного результата и сохранение редактированных данных</text:p>
      <text:p text:style-name="P3"><text:bookmark text:name="fa3c1f52d0aa4c2ce8fc5f007a82a9ec-51e5f896b6d52bea08db9463fd380b4369f3ede9"/>FRprotocolAdd.py — добавление протокола в систему</text:p>
      <text:p text:style-name="P3"><text:bookmark text:name="364a2d2b91da4789d0ef999b500a5b60-4a8359ae8468b05312eaa3f6f6d1812bf0edf075"/>FrprotocolViewEdit.py — просмотр и редактирование одного протокола </text:p>
      <text:p text:style-name="P3"><text:bookmark text:name="1cc020c62aa118bca76e449b84eb0196-df31b6c4e4b1944b93b840f7b53b1a819fd13d7b"/>Frtestedit.py — редактирование одного испытания в протоколе</text:p>
      <text:p text:style-name="P3"><text:bookmark text:name="50fd43e84411100248a35e13c1268c09-830c1d558f50077ad629ab8e4f193e94b584ce52"/>backend_manageProtocols.py — сервисные функции по работе с протоколами в базе данных. Данные функции подробнее описаны в комментариях.</text:p>
      <text:p text:style-name="P3"><text:bookmark text:name="c5ce39b1494b1594ba8083d8ba7b1e71-eca14a48d0c46eb9f0cce6dbb12c3b195263ae6c"/>classes.py — объектная структура, используемая в <text:span text:style-name="T1">python</text:span><text:span text:style-name="T2">-скриптах</text:span></text:p>
      <text:p text:style-name="P3"><text:bookmark text:name="b126f6c4383ac94d2321131e7691d9ef-fd581b48ca79f2e2862444d934e1743f0b375663"/>htmlgeneralfunctions.py — общие функции вывода в <text:span text:style-name="T1">html</text:span></text:p>
      <text:p text:style-name="P3"><text:bookmark text:name="4732ca08f0b19ef10e4890c865c42958-5032e6a440e72e1203909383175fb826799be6e4"/>makereports.py — формирование групповых отчётов</text:p>
      <text:p text:style-name="P3"><text:bookmark text:name="fc93bbca828490ee88df9739206b7d39-4634371945ecc188d3a1c624a684797c97b2e3cc"/>mydbconnect.py — подключение к базе данных</text:p>
      <text:p text:style-name="P3"><text:bookmark text:name="dc0edd7d8f8a7eecabec83fa732f4fd3-7de89aa781dd95766bd4abd54725034c69989da5"/>parsers.py — парсеры текстовых отчётов</text:p>
      <text:p text:style-name="P16">res_groupadd.py — групповое добавление результатов</text:p>
      <text:h text:style-name="P12" text:outline-level="2">JavaScript — <text:span text:style-name="T2">часть</text:span></text:h>
      <text:p text:style-name="P4"><text:span text:style-name="T2">Файлы размещаются в папке </text:span><text:span text:style-name="T1">MiramisPHP.</text:span></text:p>
      <text:p text:style-name="P4"><text:span text:style-name="T1">Functions.js – </text:span><text:span text:style-name="T2">функции, создающие интерактивные формы, собирающие из них результаты, работающие с </text:span><text:span text:style-name="T1">ajax </text:span><text:span text:style-name="T2">и т. п. </text:span></text:p>
      <text:p text:style-name="P6">Scripts.js – <text:span text:style-name="T2">функция, отмечающая галочками все строки таблицы на странице просмотра результатов. Функция вызова подтверждения удаления</text:span></text:p>
      <text:h text:style-name="P13" text:outline-level="2"><text:soft-page-break/>База данных</text:h>
      <text:p text:style-name="P5">Настройки по умолчанию:</text:p>
      <text:p text:style-name="P4"><text:span text:style-name="T2">Название — </text:span><text:span text:style-name="T1">miramisdb</text:span></text:p>
      <text:p text:style-name="P5">Пользователь — <text:span text:style-name="T1">root</text:span></text:p>
      <text:p text:style-name="P5">Пароль — 123</text:p>
      <text:p text:style-name="P5">Кодировка — <text:span text:style-name="T1">utf8</text:span></text:p>
      <text:p text:style-name="P5">Таблицы: </text:p>
      <text:p text:style-name="P5">/*!40101 SET character_set_client = utf8 */;</text:p>
      <text:p text:style-name="P5">CREATE TABLE `outreports` (</text:p>
      <text:p text:style-name="P5"><text:s text:c="2"/>`ID` int(11) NOT NULL AUTO_INCREMENT,</text:p>
      <text:p text:style-name="P5"><text:s text:c="2"/>`ProductName` text,</text:p>
      <text:p text:style-name="P5"><text:s text:c="2"/>`TestName` text,</text:p>
      <text:p text:style-name="P5"><text:s text:c="2"/>`Comment` text,</text:p>
      <text:p text:style-name="P5"><text:s text:c="2"/>`TypeOfTest` text,</text:p>
      <text:p text:style-name="P5"><text:s text:c="2"/>`Date` datetime DEFAULT NULL,</text:p>
      <text:p text:style-name="P5"><text:s text:c="2"/>`Pickle` blob,</text:p>
      <text:p text:style-name="P5"><text:s text:c="2"/>`XML` text,</text:p>
      <text:p text:style-name="P5"><text:s text:c="2"/>`Text` text,</text:p>
      <text:p text:style-name="P5"><text:s text:c="2"/>`outreportscol` varchar(45) DEFAULT NULL,</text:p>
      <text:p text:style-name="P5"><text:s text:c="2"/>PRIMARY KEY (`ID`)</text:p>
      <text:p text:style-name="P5">) ENGINE=InnoDB DEFAULT CHARSET=utf8 COMMENT='Stores created report forms for later them processing';</text:p>
      <text:p text:style-name="P5">/*!40101 SET character_set_client = utf8 */;</text:p>
      <text:p text:style-name="P5"><text:soft-page-break/>CREATE TABLE `protocols` (</text:p>
      <text:p text:style-name="P5"><text:s text:c="2"/>`ID` int(10) unsigned NOT NULL AUTO_INCREMENT,</text:p>
      <text:p text:style-name="P5"><text:s text:c="2"/>`ProductName` text,</text:p>
      <text:p text:style-name="P5"><text:s text:c="2"/>`TestName` text,</text:p>
      <text:p text:style-name="P5"><text:s text:c="2"/>`Pickle` longblob,</text:p>
      <text:p text:style-name="P5"><text:s text:c="2"/>`XML` text,</text:p>
      <text:p text:style-name="P5"><text:s text:c="2"/>`Text` text,</text:p>
      <text:p text:style-name="P5"><text:s text:c="2"/>PRIMARY KEY (`ID`)</text:p>
      <text:p text:style-name="P5">) ENGINE=InnoDB AUTO_INCREMENT=11 DEFAULT CHARSET=utf8 COMMENT='Table of protocols';</text:p>
      <text:p text:style-name="P5">/*!40101 SET character_set_client = utf8 */;</text:p>
      <text:p text:style-name="P5">CREATE TABLE `results` (</text:p>
      <text:p text:style-name="P5"><text:s text:c="2"/>`ID` int(11) NOT NULL AUTO_INCREMENT,</text:p>
      <text:p text:style-name="P5"><text:s text:c="2"/>`ProductName` text,</text:p>
      <text:p text:style-name="P5"><text:s text:c="2"/>`TestName` text,</text:p>
      <text:p text:style-name="P5"><text:s text:c="2"/>`Operator` text,</text:p>
      <text:p text:style-name="P5"><text:s text:c="2"/>`Date` datetime DEFAULT NULL,</text:p>
      <text:p text:style-name="P5"><text:s text:c="2"/>`SerialNumber` text,</text:p>
      <text:p text:style-name="P5"><text:s text:c="2"/>`BatchNumber` text,</text:p>
      <text:p text:style-name="P5"><text:s text:c="2"/>`TypeOfTest` text,</text:p>
      <text:p text:style-name="P5"><text:s text:c="2"/>`Pickle` blob,</text:p>
      <text:p text:style-name="P5"><text:s text:c="2"/>`XML` text,</text:p>
      <text:p text:style-name="P5"><text:s text:c="2"/>`Text` text,</text:p>
      <text:p text:style-name="P5"><text:soft-page-break/><text:s text:c="2"/>`resultscol` varchar(45) DEFAULT NULL,</text:p>
      <text:p text:style-name="P5"><text:s text:c="2"/>`hasPassedTest` int(11) DEFAULT '1',</text:p>
      <text:p text:style-name="P5"><text:s text:c="2"/>PRIMARY KEY (`ID`)</text:p>
      <text:p text:style-name="P5">) ENGINE=InnoDB AUTO_INCREMENT=2 DEFAULT CHARSET=utf8 COMMENT='table for results';</text:p>
      <text:p text:style-name="P6"/>
      <text:p text:style-name="P5">Таблица <text:span text:style-name="T1">outreports </text:span>в настоящей версии не используется.</text:p>
      <text:p text:style-name="P5">В таблицах имеются колонки <text:span text:style-name="T1">Pickle, XML, Text. </text:span></text:p>
      <text:p text:style-name="P5"><text:span text:style-name="T1">Pickle – </text:span>для сохранения объектов в <text:span text:style-name="T1">pickle</text:span>-формате</text:p>
      <text:p text:style-name="P6">XML —<text:span text:style-name="T2"> для сохранения объектов в </text:span>XML<text:span text:style-name="T2">-формате (в настоящей версии не используется)</text:span></text:p>
      <text:p text:style-name="P6">Text<text:span text:style-name="T2"> — для сохранения объектов в текстовом формате (в настоящей версии не используется)</text:span></text:p>
      <text:h text:style-name="P12" text:outline-level="2">CSS</text:h>
      <text:p text:style-name="P4"><text:span text:style-name="T2">Файлы размещаются в папке </text:span><text:span text:style-name="T1">MiramisPHP.</text:span></text:p>
      <text:p text:style-name="P4">Main.css –<text:span text:style-name="T1"> </text:span><text:span text:style-name="T2">главная </text:span><text:span text:style-name="T1">css </text:span><text:span text:style-name="T2">таблица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2:40:28.36</meta:creation-date>
    <meta:generator>OpenOffice.org/3.4.1$Win32 OpenOffice.org_project/341m1$Build-9593</meta:generator>
    <dc:date>2014-09-29T14:35:19.04</dc:date>
    <meta:editing-duration>PT36M32S</meta:editing-duration>
    <meta:editing-cycles>44</meta:editing-cycles>
    <meta:document-statistic meta:table-count="0" meta:image-count="0" meta:object-count="0" meta:page-count="7" meta:paragraph-count="117" meta:word-count="633" meta:character-count="4715"/>
  </office:meta>
</office:document-meta>
</file>